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1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2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3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6" style:family="paragraph" style:parent-style-name="Standard" style:list-style-name="L4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5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8" style:family="paragraph" style:parent-style-name="Standard" style:list-style-name="L6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L7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8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9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L10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1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12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формационная система ветеринарной клиники </text:p>
      <text:p text:style-name="P2">Пусть требуется разработать информационную систему для учета посещений и оказания медицинских услуг в ветеринарной клинике. Система должна предусматривать режимы ведения справочников услуг и медикаментов, картотеки питомцев и их владельцев, а также учет записей на прием и ведение электронных медицинских карт.</text:p>
      <text:p text:style-name="P2">В системе ведется <text:span text:style-name="T1">систематический каталог услуг и медикаментов</text:span>. Внутри каталога каждая <text:span text:style-name="T1">услуга</text:span> имеет:</text:p>
      <text:list text:style-name="L1">
        <text:list-item>
          <text:p text:style-name="P3">уникальный внутренний номер;</text:p>
        </text:list-item>
        <text:list-item>
          <text:p text:style-name="P3">полное наименование;</text:p>
        </text:list-item>
        <text:list-item>
          <text:p text:style-name="P3">описание процедуры;</text:p>
        </text:list-item>
        <text:list-item>
          <text:p text:style-name="P3">стоимость.</text:p>
        </text:list-item>
      </text:list>
      <text:p text:style-name="P2">Каждый <text:span text:style-name="T1">медикамент</text:span> в справочнике характеризуется:</text:p>
      <text:list text:style-name="L2">
        <text:list-item>
          <text:p text:style-name="P4">уникальным кодом;</text:p>
        </text:list-item>
        <text:list-item>
          <text:p text:style-name="P4">названием;</text:p>
        </text:list-item>
        <text:list-item>
          <text:p text:style-name="P4">описанием;</text:p>
        </text:list-item>
        <text:list-item>
          <text:p text:style-name="P4">ценой за единицу (дозу/упаковку);</text:p>
        </text:list-item>
        <text:list-item>
          <text:p text:style-name="P4">сроком годности (для контроля списания).</text:p>
        </text:list-item>
      </text:list>
      <text:p text:style-name="P2">В клинике ведется <text:span text:style-name="T1">картотека владельцев</text:span>. На каждого владельца заносятся следующие сведения:</text:p>
      <text:list text:style-name="L3">
        <text:list-item>
          <text:p text:style-name="P5">фамилия, имя, отчество (заполняются раздельно);</text:p>
        </text:list-item>
        <text:list-item>
          <text:p text:style-name="P5">домашний адрес;</text:p>
        </text:list-item>
        <text:list-item>
          <text:p text:style-name="P5">контактный телефон (обязательное поле);</text:p>
        </text:list-item>
        <text:list-item>
          <text:p text:style-name="P5">адрес электронной почты;</text:p>
        </text:list-item>
        <text:list-item>
          <text:p text:style-name="P5">уникальный идентификатор владельца.</text:p>
        </text:list-item>
      </text:list>
      <text:p text:style-name="P2">На каждого <text:span text:style-name="T1">питомца</text:span>, закрепленного за владельцем, в картотеку заносятся сведения:</text:p>
      <text:list text:style-name="L4">
        <text:list-item>
          <text:p text:style-name="P6">кличка (только буквы, от 1 до 30 символов);</text:p>
        </text:list-item>
        <text:list-item>
          <text:p text:style-name="P6">вид животного и порода;</text:p>
        </text:list-item>
        <text:list-item>
          <text:p text:style-name="P6">дата рождения;</text:p>
        </text:list-item>
        <text:list-item>
          <text:p text:style-name="P6">фотография (в формате JPG или PNG, до 5 МБ);</text:p>
        </text:list-item>
        <text:list-item>
          <text:p text:style-name="P6"><text:soft-page-break/>текущий вес.</text:p>
        </text:list-item>
      </text:list>
      <text:p text:style-name="P2">Система должна отслеживать динамику веса: при каждом визите фиксируется новое значение веса и дата измерения, на основе которых строится график. Один владелец может иметь несколько питомцев, но каждый питомец закреплен только за одним владельцем.</text:p>
      <text:p text:style-name="P2">Для организации работы врачей ведется <text:span text:style-name="T1">реестр персонала</text:span>. На каждого врача хранятся:</text:p>
      <text:list text:style-name="L5">
        <text:list-item>
          <text:p text:style-name="P7">уникальный номер сотрудника;</text:p>
        </text:list-item>
        <text:list-item>
          <text:p text:style-name="P7">ФИО;</text:p>
        </text:list-item>
        <text:list-item>
          <text:p text:style-name="P7">специализация (терапевт, хирург, кардиолог и др.);</text:p>
        </text:list-item>
        <text:list-item>
          <text:p text:style-name="P7">контактный телефон.</text:p>
        </text:list-item>
      </text:list>
      <text:p text:style-name="P2"><text:span text:style-name="T1">Процесс записи на прием</text:span> предполагает создание заявки, в которой фиксируются:</text:p>
      <text:list text:style-name="L6">
        <text:list-item>
          <text:p text:style-name="P8">выбранный питомец;</text:p>
        </text:list-item>
        <text:list-item>
          <text:p text:style-name="P8">выбранная специализация и конкретный врач;</text:p>
        </text:list-item>
        <text:list-item>
          <text:p text:style-name="P8">планируемая дата и время приема. Каждая заявка имеет статус: <text:span text:style-name="T2">Ожидание</text:span>, <text:span text:style-name="T2">Подтверждено</text:span> или <text:span text:style-name="T2">Отклонено</text:span>. Система должна хранить историю изменения статусов с указанием автора изменений и времени.</text:p>
        </text:list-item>
      </text:list>
      <text:p text:style-name="P2">В случае совершения <text:span text:style-name="T1">визита</text:span> (приема) оформляется <text:span text:style-name="T1">медицинская карта визита</text:span>, в которой обязательно фиксируются:</text:p>
      <text:list text:style-name="L7">
        <text:list-item>
          <text:p text:style-name="P9">анамнез (жалобы и предыстория);</text:p>
        </text:list-item>
        <text:list-item>
          <text:p text:style-name="P9">установленный диагноз;</text:p>
        </text:list-item>
        <text:list-item>
          <text:p text:style-name="P9">назначенное лечение (список услуг и медикаментов). Итоговая стоимость визита рассчитывается автоматически как сумма стоимостей всех оказанных услуг и использованных препаратов.</text:p>
        </text:list-item>
      </text:list>
      <text:p text:style-name="P2"><text:span text:style-name="T1">Предусмотреть следующие ограничения на информацию в системе:</text:span></text:p>
      <text:list text:style-name="L8">
        <text:list-item>
          <text:p text:style-name="P10">запись возможна только на будущую дату и свободное в графике врача время (слоты по 30 минут);</text:p>
        </text:list-item>
        <text:list-item>
          <text:p text:style-name="P10">врач не может принимать двух пациентов одновременно;</text:p>
        </text:list-item>
        <text:list-item>
          <text:p text:style-name="P10">владелец может записывать на прием только своих питомцев;</text:p>
        </text:list-item>
        <text:list-item>
          <text:p text:style-name="P10">вес питомца должен находиться в диапазоне от 0,1 до 300 кг;</text:p>
        </text:list-item>
        <text:list-item>
          <text:p text:style-name="P10">в медицинской карте должно быть указано хотя бы одно назначение (услуга или медикамент).</text:p>
        </text:list-item>
      </text:list>
      <text:p text:style-name="P2"><text:soft-page-break/>С данной информационной системой должны работать следующие группы пользователей:</text:p>
      <text:list text:style-name="L9">
        <text:list-item>
          <text:p text:style-name="P11"><text:span text:style-name="T1">врачи</text:span>;</text:p>
        </text:list-item>
        <text:list-item>
          <text:p text:style-name="P11"><text:span text:style-name="T1">владельцы животных</text:span> (клиенты);</text:p>
        </text:list-item>
        <text:list-item>
          <text:p text:style-name="P11"><text:span text:style-name="T1">администрация клиники</text:span>.</text:p>
        </text:list-item>
      </text:list>
      <text:p text:style-name="P2">При работе с системой <text:span text:style-name="T1">врач</text:span> должен иметь возможность:</text:p>
      <text:list text:style-name="L10">
        <text:list-item>
          <text:p text:style-name="P12">просматривать график своих приемов на текущий день (расписание);</text:p>
        </text:list-item>
        <text:list-item>
          <text:p text:style-name="P12">подтверждать или отклонять новые заявки на прием;</text:p>
        </text:list-item>
        <text:list-item>
          <text:p text:style-name="P12">регистрировать нового питомца непосредственно во время приема (быстрая регистрация);</text:p>
        </text:list-item>
        <text:list-item>
          <text:p text:style-name="P12">заполнять медицинскую карту визита, выбирая услуги и лекарства из справочников;</text:p>
        </text:list-item>
        <text:list-item>
          <text:p text:style-name="P12">просматривать «Журнал здоровья» (полную историю болезни) любого питомца через поиск.</text:p>
        </text:list-item>
      </text:list>
      <text:p text:style-name="P2">При работе с системой <text:span text:style-name="T1">владелец</text:span> должен иметь возможность:</text:p>
      <text:list text:style-name="L11">
        <text:list-item>
          <text:p text:style-name="P13">проходить регистрацию и редактировать свои данные (включая смену пароля);</text:p>
        </text:list-item>
        <text:list-item>
          <text:p text:style-name="P13">добавлять сведения о новых питомцах в свою карточку;</text:p>
        </text:list-item>
        <text:list-item>
          <text:p text:style-name="P13">самостоятельно записываться на прием, выбирая специализацию, врача и свободное время;</text:p>
        </text:list-item>
        <text:list-item>
          <text:p text:style-name="P13">отслеживать статус своих записей;</text:p>
        </text:list-item>
        <text:list-item>
          <text:p text:style-name="P13">просматривать «Журнал здоровья» своих питомцев, историю визитов, диагнозы и графики изменения веса с возможностью печати.</text:p>
        </text:list-item>
      </text:list>
      <text:p text:style-name="P2"><text:span text:style-name="T1">Администрация клиники</text:span> должна иметь возможность:</text:p>
      <text:list text:style-name="L12">
        <text:list-item>
          <text:p text:style-name="P14">вести справочники услуг и медикаментов (добавлять позиции, изменять цены);</text:p>
        </text:list-item>
        <text:list-item>
          <text:p text:style-name="P14">получать аналитические сведения о «популярных» услугах;</text:p>
        </text:list-item>
        <text:list-item>
          <text:p text:style-name="P14">формировать отчеты о финансовой выручке за определенный период;</text:p>
        </text:list-item>
        <text:list-item>
          <text:p text:style-name="P14">анализировать нагрузку врачей (% занятости и количество приемов);</text:p>
        </text:list-item>
        <text:list-item>
          <text:p text:style-name="P14">проводить списание просроченных медикаментов из справочника на основе данных о сроке годности.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c459f746614306d6c3c6a8c8bf931ecabb6c7513</meta:generator>
    <dc:title/>
    <dc:description/>
    <dc:subject/>
    <meta:keyword/>
    <meta:initial-creator/>
    <meta:creation-date>2026-04-29T06:36:37Z</meta:creation-date>
    <dc:date>2026-04-29T12:01:21.465908217</dc:date>
    <meta:editing-duration>PT8M17S</meta:editing-duration>
    <meta:editing-cycles>9</meta:editing-cycles>
    <meta:print-date>2026-04-29T12:01:19.480382436</meta:print-date>
    <meta:printed-by>PDF files</meta:printed-by>
    <meta:document-statistic meta:table-count="0" meta:image-count="0" meta:object-count="0" meta:page-count="4" meta:paragraph-count="67" meta:word-count="567" meta:character-count="4073" meta:non-whitespace-character-count="3624"/>
  </office:meta>
</office:document-meta>
</file>